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Book Antiqua"/>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language="en" fo:country="US" fo:font-weight="bold" style:font-size-asian="14pt" style:font-weight-asian="bold" style:font-size-complex="14pt"/>
    </style:style>
    <style:style style:name="P4" style:family="paragraph" style:parent-style-name="Standard">
      <style:text-properties fo:font-size="14pt" fo:language="en" fo:country="US" fo:font-weight="bold" style:font-size-asian="14pt" style:font-weight-asian="bold" style:font-size-complex="14pt" style:font-weight-complex="bold"/>
    </style:style>
    <style:style style:name="P5" style:family="paragraph" style:parent-style-name="Standard">
      <style:text-properties fo:font-size="12pt" fo:language="en" fo:country="US" fo:font-weight="normal" style:font-size-asian="12pt" style:font-weight-asian="normal" style:font-size-complex="12pt" style:font-weight-complex="normal"/>
    </style:style>
    <style:style style:name="P6" style:family="paragraph" style:parent-style-name="Standard" style:list-style-name="L1">
      <style:text-properties fo:font-size="12pt" fo:language="en" fo:country="US" fo:font-weight="normal" style:font-size-asian="12pt" style:font-weight-asian="normal" style:font-size-complex="12pt" style:font-weight-complex="normal"/>
    </style:style>
    <style:style style:name="P7" style:family="paragraph" style:parent-style-name="Standard" style:list-style-name="WW8Num3">
      <style:text-properties fo:font-size="12pt" fo:language="en" fo:country="US" fo:font-weight="normal" style:font-size-asian="12pt" style:font-weight-asian="normal" style:font-size-complex="12pt" style:font-weight-complex="normal"/>
    </style:style>
    <style:style style:name="P8" style:family="paragraph" style:parent-style-name="Standard">
      <style:text-properties fo:font-size="12pt" fo:language="en" fo:country="US" fo:font-style="normal" fo:font-weight="bold" style:font-size-asian="12pt" style:font-style-asian="normal" style:font-weight-asian="bold" style:font-size-complex="12pt" style:font-style-complex="normal" style:font-weight-complex="bold"/>
    </style:style>
    <style:style style:name="P9" style:family="paragraph" style:parent-style-name="Standard">
      <style:text-properties fo:font-size="12pt" fo:language="en" fo:country="US" fo:font-weight="bold" style:font-size-asian="12pt" style:font-weight-asian="bold" style:font-size-complex="12pt" style:font-weight-complex="bold"/>
    </style:style>
    <style:style style:name="P10" style:family="paragraph" style:parent-style-name="Standard">
      <style:text-properties style:font-name="Book Antiqua" fo:font-size="12pt" fo:language="en" fo:country="US" fo:font-weight="bold" style:font-size-asian="12pt" style:font-weight-asian="bold" style:font-size-complex="12pt" style:font-weight-complex="bold"/>
    </style:style>
    <style:style style:name="P11" style:family="paragraph" style:parent-style-name="Standard">
      <style:text-properties style:font-name="Book Antiqua" fo:font-size="12pt" fo:language="en" fo:country="US" fo:font-weight="normal" style:font-size-asian="12pt" style:font-weight-asian="normal" style:font-size-complex="12pt" style:font-weight-complex="normal"/>
    </style:style>
    <style:style style:name="P12" style:family="paragraph" style:parent-style-name="Standard">
      <style:text-properties fo:language="en" fo:country="US"/>
    </style:style>
    <style:style style:name="P13" style:family="paragraph" style:parent-style-name="Standard" style:list-style-name="WW8Num8">
      <style:text-properties fo:language="en" fo:country="US"/>
    </style:style>
    <style:style style:name="P14" style:family="paragraph" style:parent-style-name="Standard">
      <style:text-properties fo:language="en" fo:country="US" fo:font-style="italic" style:font-style-asian="italic" style:font-style-complex="italic"/>
    </style:style>
    <style:style style:name="P15" style:family="paragraph" style:parent-style-name="Standard">
      <style:text-properties fo:language="en" fo:country="US" fo:font-style="normal" style:font-style-asian="normal" style:font-style-complex="normal"/>
    </style:style>
    <style:style style:name="P16" style:family="paragraph" style:parent-style-name="Standard">
      <style:text-properties fo:language="en" fo:country="US" fo:font-style="normal" style:text-underline-style="none" style:font-style-asian="normal" style:font-style-complex="normal"/>
    </style:style>
    <style:style style:name="P17" style:family="paragraph" style:parent-style-name="Standard" style:list-style-name="WW8Num3">
      <style:text-properties fo:language="en" fo:country="US"/>
    </style:style>
    <style:style style:name="P18" style:family="paragraph" style:parent-style-name="Standard" style:list-style-name="WW8Num3">
      <style:paragraph-properties fo:line-height="150%"/>
      <style:text-properties fo:language="en" fo:country="US"/>
    </style:style>
    <style:style style:name="P19" style:family="paragraph" style:parent-style-name="Standard" style:list-style-name="WW8Num5">
      <style:text-properties fo:language="en" fo:country="US"/>
    </style:style>
    <style:style style:name="P20" style:family="paragraph" style:parent-style-name="Standard">
      <style:text-properties fo:font-style="italic" style:text-underline-style="solid" style:text-underline-width="auto" style:text-underline-color="font-color" style:font-style-asian="italic" style:font-style-complex="italic"/>
    </style:style>
    <style:style style:name="P21" style:family="paragraph" style:parent-style-name="Standard">
      <style:text-properties fo:font-style="normal" style:font-style-asian="normal" style:font-style-complex="normal"/>
    </style:style>
    <style:style style:name="P22" style:family="paragraph" style:parent-style-name="Standard">
      <style:paragraph-properties fo:text-align="center" style:justify-single-word="false"/>
      <style:text-properties fo:font-size="16pt" fo:language="en" fo:country="US" style:font-size-asian="16pt" style:font-size-complex="16pt"/>
    </style:style>
    <style:style style:name="P23" style:family="paragraph" style:parent-style-name="Standard" style:list-style-name="WW8Num5"/>
    <style:style style:name="P24" style:family="paragraph" style:parent-style-name="Standard">
      <style:paragraph-properties fo:margin-left="0.25in" fo:margin-right="0in" fo:text-indent="0in" style:auto-text-indent="false"/>
    </style:style>
    <style:style style:name="P25" style:family="paragraph" style:parent-style-name="Standard">
      <style:paragraph-properties fo:margin-left="0in" fo:margin-right="0in" fo:text-indent="0.25in" style:auto-text-indent="false"/>
    </style:style>
    <style:style style:name="P26" style:family="paragraph" style:parent-style-name="Standard">
      <style:paragraph-properties fo:margin-left="0.4925in" fo:margin-right="0in" fo:text-indent="0in" style:auto-text-indent="false"/>
    </style:style>
    <style:style style:name="P27" style:family="paragraph" style:parent-style-name="Standard">
      <style:paragraph-properties fo:margin-left="0.4925in" fo:margin-right="0in" fo:text-indent="0in" style:auto-text-indent="false"/>
      <style:text-properties fo:language="en" fo:country="US"/>
    </style:style>
    <style:style style:name="P28" style:family="paragraph" style:parent-style-name="Standard">
      <style:paragraph-properties fo:margin-left="0.4925in" fo:margin-right="0in" fo:text-indent="0in" style:auto-text-indent="false"/>
      <style:text-properties fo:font-size="12pt" fo:language="en" fo:country="US" fo:font-weight="normal" style:font-size-asian="12pt" style:font-weight-asian="normal" style:font-size-complex="12pt" style:font-weight-complex="normal"/>
    </style:style>
    <style:style style:name="P29" style:family="paragraph" style:parent-style-name="Standard">
      <style:paragraph-properties fo:margin-left="0.4925in" fo:margin-right="0in" fo:text-indent="0.25in" style:auto-text-indent="false"/>
      <style:text-properties fo:language="en" fo:country="US"/>
    </style:style>
    <style:style style:name="P30" style:family="paragraph" style:parent-style-name="Text_20_body">
      <style:text-properties fo:font-size="12pt" fo:font-weight="normal" style:font-size-asian="12pt" style:font-weight-asian="normal" style:font-size-complex="12pt" style:font-weight-complex="normal"/>
    </style:style>
    <style:style style:name="P31" style:family="paragraph" style:parent-style-name="Text_20_body">
      <style:paragraph-properties fo:line-height="100%"/>
    </style:style>
    <style:style style:name="P32" style:family="paragraph" style:parent-style-name="Text_20_body">
      <style:paragraph-properties fo:margin-left="0in" fo:margin-right="0in" fo:line-height="100%" fo:text-indent="0in" style:auto-text-indent="false"/>
    </style:style>
    <style:style style:name="P3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4" style:family="paragraph">
      <style:paragraph-properties fo:margin-left="0in" fo:margin-right="0in" fo:margin-top="0in" fo:margin-bottom="0in" fo:line-height="100%" fo:text-align="center" fo:text-indent="0in"/>
    </style:style>
    <style:style style:name="P3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3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0pt" fo:language="en" fo:country="US"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3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3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language="en" fo:country="US"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bold" style:letter-kerning="true" style:font-name-asian="Lucida Sans Unicode" style:font-size-asian="12pt" style:font-style-asian="normal" style:font-weight-asian="bold" style:font-name-complex="Tahoma" style:font-size-complex="12pt" style:font-style-complex="normal" style:font-weight-complex="bold" style:text-emphasize="none" style:font-relief="none" style:text-overline-style="none" style:text-overline-color="font-color"/>
    </style:style>
    <style:style style:name="T1" style:family="text">
      <style:text-properties fo:font-size="14pt" fo:language="en" fo:country="US" fo:font-weight="bold" style:font-size-asian="14pt" style:font-weight-asian="bold" style:font-size-complex="14pt"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20pt" fo:language="en" fo:country="US" fo:font-weight="bold" style:font-size-asian="20pt" style:font-weight-asian="bold" style:font-size-complex="20pt"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12pt"/>
    </style:style>
    <style:style style:name="T6" style:family="text">
      <style:text-properties fo:font-size="12pt" fo:language="en" fo:country="US" fo:font-weight="normal" style:font-size-asian="12pt" style:font-weight-asian="normal" style:font-size-complex="12pt" style:font-weight-complex="normal"/>
    </style:style>
    <style:style style:name="T7" style:family="text">
      <style:text-properties fo:font-size="12pt" fo:language="ru" fo:country="RU" fo:font-weight="normal" style:font-size-asian="12pt" style:font-weight-asian="normal" style:font-size-complex="12pt" style:font-weight-complex="normal"/>
    </style:style>
    <style:style style:name="T8" style:family="text">
      <style:text-properties fo:font-size="12pt" style:font-size-asian="12pt" style:font-size-complex="12pt"/>
    </style:style>
    <style:style style:name="T9" style:family="text">
      <style:text-properties style:font-name="Book Antiqua"/>
    </style:style>
    <style:style style:name="T10" style:family="text">
      <style:text-properties style:font-name="Book Antiqua" fo:font-size="12pt" fo:language="en" fo:country="US" fo:font-weight="normal" style:font-size-asian="12pt" style:font-weight-asian="normal" style:font-size-complex="12pt" style:font-weight-complex="normal"/>
    </style:style>
    <style:style style:name="T11" style:family="text">
      <style:text-properties style:font-name="Book Antiqua" fo:font-size="12pt" fo:language="en" fo:country="US" fo:font-weight="bold" style:font-size-asian="12pt" style:font-weight-asian="bold" style:font-size-complex="12pt" style:font-weight-complex="bold"/>
    </style:style>
    <style:style style:name="T12" style:family="text">
      <style:text-properties fo:language="en" fo:country="US"/>
    </style:style>
    <style:style style:name="T13" style:family="text">
      <style:text-properties fo:language="en" fo:country="US" fo:font-style="italic" fo:font-weight="bold" style:font-style-asian="italic" style:font-weight-asian="bold" style:font-style-complex="italic" style:font-weight-complex="bold"/>
    </style:style>
    <style:style style:name="T14" style:family="text">
      <style:text-properties fo:language="en" fo:country="US" fo:font-style="italic" style:font-style-asian="italic"/>
    </style:style>
    <style:style style:name="T15" style:family="text">
      <style:text-properties fo:language="en" fo:country="US" fo:font-style="italic" style:font-style-asian="italic" style:font-style-complex="italic"/>
    </style:style>
    <style:style style:name="T16" style:family="text">
      <style:text-properties fo:language="en" fo:country="US" fo:font-style="italic" fo:font-weight="normal" style:font-style-asian="italic" style:font-weight-asian="normal" style:font-style-complex="italic" style:font-weight-complex="normal"/>
    </style:style>
    <style:style style:name="T17" style:family="text">
      <style:text-properties fo:language="en" fo:country="US" fo:font-style="normal" fo:font-weight="bold" style:font-style-asian="normal" style:font-weight-asian="bold" style:font-style-complex="normal" style:font-weight-complex="bold"/>
    </style:style>
    <style:style style:name="T18" style:family="text">
      <style:text-properties fo:language="en" fo:country="US" fo:font-style="normal" style:font-style-asian="normal" style:font-style-complex="normal"/>
    </style:style>
    <style:style style:name="T19" style:family="text">
      <style:text-properties fo:language="en" fo:country="US" fo:font-style="normal" fo:font-weight="normal" style:font-style-asian="normal" style:font-weight-asian="normal" style:font-style-complex="normal" style:font-weight-complex="normal"/>
    </style:style>
    <style:style style:name="T20" style:family="text">
      <style:text-properties fo:language="en" fo:country="US" fo:font-style="normal" style:text-underline-style="none" style:font-style-asian="normal" style:font-style-complex="normal"/>
    </style:style>
    <style:style style:name="T21" style:family="text">
      <style:text-properties fo:language="en" fo:country="US" fo:font-style="normal" style:text-underline-style="none" fo:font-weight="bold" style:font-style-asian="normal" style:font-weight-asian="bold" style:font-style-complex="normal" style:font-weight-complex="bold"/>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style:text-underline-style="none" fo:font-weight="bold" style:font-style-asian="italic" style:font-weight-asian="bold" style:font-style-complex="italic" style:font-weight-complex="bold"/>
    </style:style>
    <style:style style:name="T26" style:family="text">
      <style:text-properties fo:font-style="normal"/>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weight="normal"/>
    </style:style>
    <style:style style:name="T30" style:family="text">
      <style:text-properties fo:font-weight="normal" style:font-weight-asian="normal" style:font-weight-complex="normal"/>
    </style:style>
    <style:style style:name="T31" style:family="text">
      <style:text-properties fo:font-weight="normal" style:font-weight-asian="normal" style:font-size-complex="12pt" style:font-weight-complex="normal"/>
    </style:style>
    <style:style style:name="T32" style:family="text">
      <style:text-properties fo:font-weight="normal" style:font-style-asian="normal" style:font-weight-asian="normal" style:font-weight-complex="normal"/>
    </style:style>
    <style:style style:name="T33" style:family="text">
      <style:text-properties style:text-position="sub 58%"/>
    </style:style>
    <style:style style:name="T34" style:family="text">
      <style:text-properties style:text-position="sub 58%" fo:language="en" fo:country="US"/>
    </style:style>
    <style:style style:name="T35" style:family="text">
      <style:text-properties style:text-position="sub 58%" fo:language="en" fo:country="US" fo:font-style="italic" fo:font-weight="bold" style:font-style-asian="italic" style:font-weight-asian="bold" style:font-style-complex="italic" style:font-weight-complex="bold"/>
    </style:style>
    <style:style style:name="T36" style:family="text">
      <style:text-properties style:text-position="sub 58%" fo:font-weight="normal" style:font-weight-asian="normal" style:font-weight-complex="normal"/>
    </style:style>
    <style:style style:name="T37" style:family="text">
      <style:text-properties style:text-position="super 58%" fo:language="en" fo:country="US"/>
    </style:style>
    <style:style style:name="T38" style:family="text">
      <style:text-properties style:text-position="0% 100%"/>
    </style:style>
    <style:style style:name="T39" style:family="text">
      <style:text-properties style:text-position="0% 100%" fo:language="en" fo:country="US"/>
    </style:style>
    <style:style style:name="T40" style:family="text">
      <style:text-properties style:text-position="0% 100%" fo:font-weight="normal" style:font-weight-asian="normal" style:font-weight-complex="normal"/>
    </style:style>
    <style:style style:name="T41" style:family="text">
      <style:text-properties style:font-size-asian="12pt"/>
    </style:style>
    <style:style style:name="T42" style:family="text">
      <style:text-properties style:font-style-asian="normal"/>
    </style:style>
    <style:style style:name="T43" style:family="text">
      <style:text-properties style:font-weight-asian="normal"/>
    </style:style>
    <style:style style:name="T44" style:family="text">
      <style:text-properties style:font-size-complex="12pt"/>
    </style:style>
    <style:style style:name="T45" style:family="text">
      <style:text-properties style:font-style-complex="normal"/>
    </style:style>
    <style:style style:name="T46" style:family="text">
      <style:text-properties style:font-weight-complex="normal"/>
    </style:style>
    <style:style style:name="T47" style:family="text">
      <style:text-properties style:font-name="Times New Roman1" fo:font-size="12pt"/>
    </style:style>
    <style:style style:name="T48" style:family="text">
      <style:text-properties style:text-underline-style="solid" style:text-underline-width="auto" style:text-underline-color="font-color" fo:font-weight="bold" style:font-weight-asian="bold" style:font-weight-complex="bold"/>
    </style:style>
    <style:style style:name="T49" style:family="text">
      <style:text-properties style:text-underline-style="none" fo:font-weight="bold" style:font-weight-asian="bold" style:font-weight-complex="bold"/>
    </style:style>
    <style:style style:name="T50" style:family="text">
      <style:text-properties fo:language="ru" fo:country="RU" fo:font-weight="normal" style:font-weight-asian="normal" style:font-weight-complex="normal"/>
    </style:style>
    <style:style style:name="T51" style:family="text">
      <style:text-properties fo:color="#ff420e"/>
    </style:style>
    <style:style style:name="T52"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53" style:family="text">
      <style:text-properties style:use-window-font-color="true" style:text-outline="false" style:text-line-through-style="none" style:font-name="Arial1" fo:font-size="10pt" fo:language="en" fo:country="US" fo:font-style="normal" fo:text-shadow="none" style:text-underline-style="none" fo:font-weight="normal" style:letter-kerning="true" style:font-name-asian="Lucida Sans Unicode" style:font-size-asian="10pt" style:language-asian="en" style:country-asian="US"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54" style:family="text">
      <style:text-properties style:use-window-font-color="true" style:text-outline="false" style:text-line-through-style="none" style:text-position="-42% 100%" style:font-name="Arial1" fo:font-size="10pt" fo:language="en" fo:country="US" fo:font-style="normal" fo:text-shadow="none" style:text-underline-style="none" fo:font-weight="normal" style:letter-kerning="true" style:font-name-asian="Lucida Sans Unicode" style:font-size-asian="10pt" style:language-asian="en" style:country-asian="US"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55" style:family="text">
      <style:text-properties style:use-window-font-color="true" style:text-outline="false" style:text-line-through-style="none" style:font-name="Arial1" fo:font-size="12pt" fo:language="en" fo:country="US" fo:font-style="normal" fo:text-shadow="none" style:text-underline-style="none" fo:font-weight="normal" style:letter-kerning="true" style:font-name-asian="Lucida Sans Unicode" style:font-size-asian="18pt" style:language-asian="en" style:country-asian="US"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56" style:family="text">
      <style:text-properties style:use-window-font-color="true" style:text-outline="false" style:text-line-through-style="none" style:text-position="-42% 100%" style:font-name="Arial1" fo:font-size="8pt" fo:language="en" fo:country="US" fo:font-style="normal" fo:text-shadow="none" style:text-underline-style="none" fo:font-weight="normal" style:letter-kerning="true" style:font-name-asian="Lucida Sans Unicode" style:font-size-asian="8pt" style:language-asian="en" style:country-asian="US"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T57"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58" style:family="text">
      <style:text-properties style:use-window-font-color="true" style:text-outline="false" style:text-line-through-style="none" style:font-name="Arial1" fo:font-size="10pt" fo:language="en" fo:country="US"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59" style:family="text">
      <style:text-properties style:use-window-font-color="true" style:text-outline="false" style:text-line-through-style="none" style:font-name="Arial1" fo:font-size="10pt" fo:language="en" fo:country="US" fo:font-style="italic" fo:text-shadow="none" style:text-underline-style="none" fo:font-weight="normal" style:letter-kerning="true" style:font-name-asian="Lucida Sans Unicode" style:font-size-asian="10pt" style:language-asian="en" style:country-asian="US" style:font-style-asian="normal" style:font-weight-asian="normal" style:font-name-complex="Tahoma" style:font-size-complex="10pt" style:font-style-complex="italic" style:font-weight-complex="normal" style:text-emphasize="none" style:font-relief="none" style:text-overline-style="none" style:text-overline-color="font-color"/>
    </style:style>
    <style:style style:name="T60" style:family="text">
      <style:text-properties style:use-window-font-color="true" style:text-outline="false" style:text-line-through-style="none" style:font-name="Arial1" fo:font-size="12pt" fo:font-style="normal" fo:text-shadow="none" style:text-underline-style="none" fo:font-weight="bold" style:letter-kerning="true" style:font-name-asian="Lucida Sans Unicode" style:font-size-asian="12pt" style:font-style-asian="normal" style:font-weight-asian="bold" style:font-name-complex="Tahoma" style:font-size-complex="12pt" style:font-style-complex="normal" style:font-weight-complex="bold" style:text-emphasize="none" style:font-relief="none" style:text-overline-style="none" style:text-overline-color="font-color"/>
    </style:style>
    <style:style style:name="T61" style:family="text">
      <style:text-properties style:use-window-font-color="true" style:text-outline="false" style:text-line-through-style="none" style:font-name="Arial1" fo:font-size="12pt" fo:language="en" fo:country="US" fo:font-style="normal" fo:text-shadow="none" style:text-underline-style="none" fo:font-weight="normal" style:letter-kerning="true" style:font-name-asian="Lucida Sans Unicode" style:font-size-asian="12pt" style:language-asian="en" style:country-asian="US" style:font-style-asian="normal" style:font-weight-asian="normal" style:font-name-complex="Tahoma" style:font-size-complex="12pt" style:font-style-complex="normal" style:font-weight-complex="normal" style:text-emphasize="none" style:font-relief="none" style:text-overline-style="none" style:text-ov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style:run-through="foreground"/>
    </style:style>
    <style:style style:name="gr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Arrow"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4">Rule compression</text:span></text:p>
      <text:p text:style-name="Standard"><text:line-break/><text:span text:style-name="T1">1. </text:span><text:span text:style-name="T2">Introduction </text:span></text:p>
      <text:p text:style-name="P30"><text:span text:style-name="T1"/></text:p>
      <text:p text:style-name="P30"><text:span text:style-name="T12">Rules in kappa model may contain amount of duplicated or unused information. Sometimes we can replace some rule by the shorter one, or even reduce a set of rules to the only one rule. </text:span></text:p>
      <text:p text:style-name="P31"><text:span text:style-name="T6"/></text:p>
      <text:p text:style-name="P31"><text:span text:style-name="T6">Example:</text:span></text:p>
      <text:p text:style-name="P31"><text:span text:style-name="T12">A(k!1, n~p), B(l!1) -&gt; A(k!1, n~q), B(l!1)</text:span></text:p>
      <text:p text:style-name="P32"><text:span text:style-name="T12">How can we get it shorter</text:span>? <text:span text:style-name="T12">Let us know that, during the whole simulation process, for any agent of type A with site k, if site k is connected to something, then it's connected to the site l of agent of type B. </text:span></text:p>
      <text:p text:style-name="P32"><text:span text:style-name="T12">So then this rule can be shortened: </text:span></text:p>
      <text:p text:style-name="Text_20_body"><text:span text:style-name="T47">A(k!_, n~p) -&gt; A(k!_, n~q)</text:span> </text:p>
      <text:p text:style-name="Text_20_body"><text:span text:style-name="T6"/></text:p>
      <text:p text:style-name="P30"><text:span text:style-name="T12">So, let's find out how to do this in common case.</text:span></text:p>
      <text:p text:style-name="Standard"><text:span text:style-name="T2"><text:line-break/></text:span><text:span text:style-name="T1">2. </text:span><text:span text:style-name="T2">Definitions </text:span></text:p>
      <text:p text:style-name="P5"/>
      <text:p text:style-name="Standard"><text:span text:style-name="T16">Root</text:span><text:span text:style-name="T17"> </text:span><text:span text:style-name="T14">–</text:span><text:span text:style-name="T12"> is a fixed agent in the connected component on left hand side of the fixed rule. An agent can be chosen as a root <text:s/>in 2 cases:</text:span></text:p>
      <text:list xml:id="list34474258" text:style-name="WW8Num8">
        <text:list-item>
          <text:p text:style-name="P13">If the current rule does not modify the component, which this agent belongs to.</text:p>
        </text:list-item>
        <text:list-item>
          <text:p text:style-name="P13">Else, if the current rule modifies this agent directly.</text:p>
        </text:list-item>
      </text:list>
      <text:p text:style-name="P12"/>
      <text:p text:style-name="P14"><text:span text:style-name="T27">Example</text:span>: </text:p>
      <text:p text:style-name="P14"><text:span text:style-name="T27">A(x, y!1), B(u!1, v), C(z), H(n, m) → A(x, y!1), B(u!1, v!2), C(z!2), H(n, m)</text:span></text:p>
      <text:p text:style-name="P15">Agent 'A' cannot be a root, because this rule modifies the 'AB' component , but the 'A' stays untouched.</text:p>
      <text:p text:style-name="P15">Agent 'B' can be a root, because the rule modifies the 'AB' component and the <text:span text:style-name="T30">'B' </text:span>agent .</text:p>
      <text:p text:style-name="P15">Agent 'C' can be a root, similarly.</text:p>
      <text:p text:style-name="P15">Agent 'H' can be a root as well, because its component (with the only agent 'H') stays unaltered after the rule application.</text:p>
      <text:p text:style-name="P12"/>
      <text:p text:style-name="Standard"><text:span text:style-name="T16">Rooted Connected Component</text:span><text:span text:style-name="T13"> </text:span><text:span text:style-name="T12">– is a component with the chosen root. More formally, we can define the Rooted Connected Component as a pair (this component, an agent chosen as a root).</text:span></text:p>
      <text:p text:style-name="P12"/>
      <text:p text:style-name="Standard"><text:span text:style-name="T12">For the previous example: A(x, y!1), </text:span><text:span text:style-name="T18">B(u!1, v) can be rooted in only one manner – we can choose only the 'B' agent as a root. So, the Rooted Connected Component, corresponding to the 'AB' is A(x, y!1), </text:span><text:span text:style-name="T19">B</text:span><text:span text:style-name="T17"> </text:span><text:span text:style-name="T18">(u!1, v) or, in other words, a pair ( (A(x, y!1), </text:span><text:span text:style-name="T19">B</text:span><text:span text:style-name="T18">(u!1, v)) , 'B' )</text:span></text:p>
      <text:p text:style-name="P12"/>
      <text:p text:style-name="Standard"><text:span text:style-name="T16">Rooted Rule</text:span><text:span text:style-name="T17"> </text:span><text:span text:style-name="T12">– each component from this rule’s left hand side is rooted (For each component we choose a root and fix it). </text:span></text:p>
      <text:p text:style-name="P12"/>
      <text:p text:style-name="P12"/>
      <text:p text:style-name="P12"/>
      <text:p text:style-name="P20"><text:soft-page-break/><text:span text:style-name="T20">For the previous example: </text:span></text:p>
      <text:p text:style-name="P20"><text:span text:style-name="T20">A(x, y!1), </text:span><text:span text:style-name="T21">B</text:span><text:span text:style-name="T20">(u!1, v), </text:span><text:span text:style-name="T21">C</text:span><text:span text:style-name="T20">(z), </text:span><text:span text:style-name="T21">H</text:span><text:span text:style-name="T20">(n, m) → A(x, y!1), B(u!1, v!2), C(z!2), H(n, m)</text:span></text:p>
      <text:p text:style-name="P16">This is the rooted version of the old rule: for each of three connected components of the left hand side we chose a root (marked with the bold letter).</text:p>
      <text:p text:style-name="P12"/>
      <text:p text:style-name="Standard"><text:span text:style-name="T16">Reachable Species</text:span><text:span text:style-name="T12"> </text:span><text:span text:style-name="T15">for the rule </text:span><text:span text:style-name="T13">R</text:span><text:span text:style-name="T15"> ([R])</text:span><text:span text:style-name="T12"> – is a set of pairs (S</text:span><text:span text:style-name="T34">i</text:span><text:span text:style-name="T12">, F), where</text:span></text:p>
      <text:p text:style-name="Standard"><text:span text:style-name="T12">S</text:span><text:span text:style-name="T34">i </text:span><text:span text:style-name="T12">– subview, that could take part in the application of </text:span><text:span text:style-name="T13">R</text:span><text:span text:style-name="T12">. </text:span></text:p>
      <text:p text:style-name="Standard"><text:span text:style-name="T13">F</text:span><text:span text:style-name="T12"> is a trivial mapping: S</text:span><text:span text:style-name="T34">i</text:span><text:span text:style-name="T37"> </text:span><text:span text:style-name="T39">→ left hand side of R; each </text:span><text:span text:style-name="T12">agent of S</text:span><text:span text:style-name="T34">i</text:span><text:span text:style-name="T39"> </text:span><text:span text:style-name="T12">goes to corresponding agent from left hand side.</text:span></text:p>
      <text:p text:style-name="P12"/>
      <text:p text:style-name="P21"><text:span text:style-name="T12">Example: </text:span></text:p>
      <text:p text:style-name="P12">Let us take a look at the rule (R) from previous example. If we have, for instance, C(z~p, j, l!0), K(p!0) in a solution, then the subview “z.C, which has an internal state p” (information about site 'z'), will be contained in [R].</text:p>
      <text:p text:style-name="Standard"><text:span text:style-name="T2"><text:line-break/></text:span><text:span text:style-name="T1">3. </text:span><text:span text:style-name="T2">Input Data</text:span></text:p>
      <text:p text:style-name="P2"/>
      <text:p text:style-name="Standard"><text:span text:style-name="T6">A set of rules.</text:span><text:span text:style-name="T2"> <text:line-break/></text:span></text:p>
      <text:p text:style-name="Standard"><text:span text:style-name="T1">4. </text:span><text:span text:style-name="T2">Output Data </text:span></text:p>
      <text:p text:style-name="P5"/>
      <text:p text:style-name="Standard"><text:span text:style-name="T6">An equivalent, reduced set of rules.</text:span><text:span text:style-name="T2"><text:line-break/></text:span></text:p>
      <text:p text:style-name="Standard"><text:span text:style-name="T1">5. </text:span><text:span text:style-name="T2">Goal </text:span></text:p>
      <text:p text:style-name="P5"/>
      <text:p text:style-name="P12">We have got a set of rules and we want to learn how to perform the following actions: </text:p>
      <text:p text:style-name="P12">1) Qualitative compression – we try to make each rule shorter.</text:p>
      <text:p text:style-name="Standard"><text:span text:style-name="T6">2) Quantitative compression – we try to reduce a set of rules to the only one rule, so that the system with a new set of rules would be equivalent to the old one.</text:span><text:span text:style-name="T2"><text:line-break/></text:span></text:p>
      <text:p text:style-name="Standard"><text:span text:style-name="T1">6. </text:span><text:span text:style-name="T2">Solution</text:span></text:p>
      <text:p text:style-name="P5"/>
      <text:p text:style-name="Standard"><text:span text:style-name="T6">The main idea is to collect the most compressed information about rules' actions and build new set of rules using it. </text:span><text:span text:style-name="T2"><text:line-break/></text:span></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oft-page-break/><text:span text:style-name="T1">7. </text:span><text:span text:style-name="T2">Algorithm </text:span></text:p>
      <text:p text:style-name="P2"/>
      <text:p text:style-name="P3"><text:span text:style-name="T8">Preparation. Creation of rules' classes.</text:span> </text:p>
      <text:p text:style-name="P3"/>
      <text:p text:style-name="P12">Before we can start changing any rule, we should gather information about actions this rule performs, in order to be able to check whether the new system would be equivalent to the old one or not. First of all, we think that rules contain no cyclic patterns (neither in left hand side, nor in right). Let us “mark” each agent of the rooted <text:span text:style-name="T22">RC </text:span>component from left hand side of the rule:</text:p>
      <text:list xml:id="list34453272" text:style-name="WW8Num5">
        <text:list-item>
          <text:p text:style-name="P23"><text:span text:style-name="T13">G</text:span><text:span text:style-name="T12"> is a root for </text:span><text:span text:style-name="T13">RC.</text:span></text:p>
        </text:list-item>
        <text:list-item>
          <text:p text:style-name="P19">For each agent we can find a pathway from <text:span text:style-name="T22">G</text:span> to it. The path will contain connections as edges and agents as vertices<text:span text:style-name="T51">.</text:span></text:p>
        </text:list-item>
        <text:list-item>
          <text:p text:style-name="P19">The path is uniquely defined as the sequence of sites. This is a sequence of edges' ends.</text:p>
        </text:list-item>
        <text:list-item>
          <text:p text:style-name="P19">Then, each site can be defined as triplet (G, path-to-agent, site-name)</text:p>
        </text:list-item>
      </text:list>
      <text:p text:style-name="P12">Consequently, each action can be described as:</text:p>
      <text:p text:style-name="Standard"><text:span text:style-name="T12">BIND((G, path1, name1), (G, path2, name2))</text:span></text:p>
      <text:p text:style-name="Standard"><text:span text:style-name="T12">UNBIND((G, path1, name1))</text:span></text:p>
      <text:p text:style-name="P12">MARK((G, path1, name1), InternalStateName) </text:p>
      <text:p text:style-name="P12"/>
      <text:p text:style-name="P9"><text:span text:style-name="T30">Let us call these objects</text:span> <text:span text:style-name="T28">ActionInfo</text:span><text:span text:style-name="T23">.</text:span></text:p>
      <text:p text:style-name="P9"><text:span text:style-name="T28">For any rule we can find the set of it's ActionInfo. This set we'll call Action</text:span><text:span text:style-name="T27">s</text:span><text:span text:style-name="T28">Info.</text:span></text:p>
      <text:p text:style-name="P9"><text:span text:style-name="T23"/></text:p>
      <text:p text:style-name="P8">Algorithm.</text:p>
      <text:p text:style-name="P8"/>
      <text:list xml:id="list34483665" text:style-name="WW8Num3">
        <text:list-item>
          <text:p text:style-name="P7">Create a list of rooted rules using the given list of rules. For each rule we create an amount of all possible rooted rules.</text:p>
        </text:list-item>
        <text:list-item>
          <text:p text:style-name="P18">For each rooted rule <text:span text:style-name="T22">R</text:span> we create a set of actions descriptions denoted as <text:span text:style-name="T22">AI(R). </text:span></text:p>
        </text:list-item>
        <text:list-item>
          <text:p text:style-name="P18">Group the rules, if they perform exactly the same actions.</text:p>
        </text:list-item>
        <text:list-item>
          <text:p text:style-name="P17">For each rule <text:span text:style-name="T22">R</text:span> we calculate [R] like intersection of <text:span text:style-name="T22">A(R)</text:span> and <text:span text:style-name="T25">B(R)</text:span>, where</text:p>
        </text:list-item>
      </text:list>
      <text:p text:style-name="P25"><text:span text:style-name="T13">A(R)</text:span><text:span text:style-name="T12"> is model-independent and contains the subviews that describe the left hand side of </text:span><text:span text:style-name="T13">R</text:span><text:span text:style-name="T12">.</text:span></text:p>
      <text:p text:style-name="P24"><text:span text:style-name="T13">B(R)</text:span><text:span text:style-name="T12"> contains those reachable subviews with the same agent-type as one of the roots. We build </text:span><text:span text:style-name="T13">B(R)</text:span><text:span text:style-name="T12"> using the</text:span><text:span text:style-name="T13"> Contact Map</text:span><text:span text:style-name="T12">(we still have the mapping for each subview).</text:span></text:p>
      <text:p text:style-name="P24"><text:span text:style-name="T12"/></text:p>
      <text:list xml:id="list39212768" text:continue-numbering="true" text:style-name="WW8Num3">
        <text:list-item>
          <text:p text:style-name="P18">Compression. </text:p>
        </text:list-item>
      </text:list>
      <text:p text:style-name="P26"><text:span text:style-name="T12">a. </text:span><text:span text:style-name="T14">Qualitative mode</text:span></text:p>
      <text:p text:style-name="P26"><text:span text:style-name="T12">We run down all the rules and try to “shrink” each of them (</text:span><text:span text:style-name="T13">R</text:span><text:span text:style-name="T12">). Take all of the actions for </text:span><text:span text:style-name="T13">R</text:span><text:span text:style-name="T12"> and create a new rule </text:span><text:span text:style-name="T13">R</text:span><text:span text:style-name="T35">on</text:span><text:span text:style-name="T34">e</text:span><text:span text:style-name="T12"> with this list. If [R] = [R</text:span><text:span text:style-name="T34">one</text:span><text:span text:style-name="T12">], then </text:span><text:span text:style-name="T13">R</text:span><text:span text:style-name="T12"> can be replaced with </text:span><text:span text:style-name="T13">R</text:span><text:span text:style-name="T35">one</text:span><text:span text:style-name="T13">.</text:span></text:p>
      <text:p text:style-name="P27"/>
      <text:p text:style-name="P26"><text:span text:style-name="T12">b. </text:span><text:span text:style-name="T14">Quantitative mode</text:span></text:p>
      <text:p text:style-name="P29">In this part, we can try to “shrink” each group of rules. </text:p>
      <text:p text:style-name="P26"><text:span text:style-name="T12">For each one we create R</text:span><text:span text:style-name="T34">group</text:span><text:span text:style-name="T12"> with the list of action (which is the same for any rule R</text:span><text:span text:style-name="T34">i</text:span><text:span text:style-name="T12"> in the group).</text:span></text:p>
      <text:p text:style-name="P28"><text:tab/>If <text:s/>[R<text:span text:style-name="T33">group</text:span>] = union [R<text:span text:style-name="T33">i</text:span>], then the whole group can be replaced with R<text:span text:style-name="T33">group</text:span></text:p>
      <text:list xml:id="list34676000" text:style-name="L1">
        <text:list-header>
          <text:p text:style-name="P6"/>
        </text:list-header>
      </text:list>
      <text:p text:style-name="Standard"><text:span text:style-name="T1"/></text:p>
      <text:p text:style-name="Standard"><text:span text:style-name="T1"/></text:p>
      <text:p text:style-name="Standard"><text:span text:style-name="T1"/></text:p>
      <text:p text:style-name="Standard"><text:soft-page-break/><text:span text:style-name="T1">8. </text:span><text:span text:style-name="T2">Flowchart </text:span></text:p>
      <text:p text:style-name="Standard"><text:span text:style-name="T2"/></text:p>
      <text:p text:style-name="Standard"><draw:g text:anchor-type="paragraph" draw:z-index="0" draw:style-name="gr1"><draw:line draw:style-name="gr2" draw:text-style-name="P33" svg:x1="3.2657in" svg:y1="0.3591in" svg:x2="3.2657in" svg:y2="0.5984in"><text:p/></draw:line><draw:line draw:style-name="gr2" draw:text-style-name="P33" svg:x1="3.2657in" svg:y1="0.9571in" svg:x2="3.2657in" svg:y2="1.1965in"><text:p/></draw:line><draw:custom-shape draw:style-name="gr3" draw:text-style-name="P35" svg:width="1.5449in" svg:height="0.8386in" svg:x="2.511in" svg:y="1.1965in"><text:p text:style-name="P34"><text:span text:style-name="T52">Compression m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 draw:text-style-name="P33" svg:x1="5.152in" svg:y1="1.6055in" svg:x2="5.152in" svg:y2="2.0642in"><text:p/></draw:line><draw:line draw:style-name="gr2" draw:text-style-name="P33" svg:x1="1.3799in" svg:y1="1.6055in" svg:x2="1.3799in" svg:y2="2.0642in"><text:p/></draw:line><draw:custom-shape draw:style-name="gr3" draw:text-style-name="P36" svg:width="1.3579in" svg:height="0.4705in" svg:x="0.7146in" svg:y="2.0535in"><text:p text:style-name="P34"><text:span text:style-name="T53">For each rule R </text:span></text:p><text:p text:style-name="P34"><text:span text:style-name="T53">create rule R</text:span><text:span text:style-name="T54">one</text:span></text:p><draw:enhanced-geometry svg:viewBox="0 0 21600 21600" draw:mirror-horizontal="false" draw:mirror-vertical="false" draw:text-areas="2540 0 19060 21600" draw:type="flowchart-predefined-process" draw:enhanced-path="M 0 0 L 21600 0 21600 21600 0 21600 Z N M 2540 0 L 2540 21600 N M 19060 0 L 19060 21600 N"/></draw:custom-shape><draw:g draw:style-name="gr4"><draw:custom-shape draw:style-name="gr3" draw:text-style-name="P33" svg:width="1.2969in" svg:height="0.8394in" svg:x="0.7567in" svg:y="4.3575in"><text:p text:style-name="P34"><text:span text:style-name="T55">[R] = [R</text:span><text:span text:style-name="T56">one</text:span><text:span text:style-name="T55">]</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5" draw:text-style-name="P37" svg:x1="2.0461in" svg:y1="4.8169in" svg:x2="2.0461in" svg:y2="5.9638in"><text:p text:style-name="P34"><text:span text:style-name="T57">Yes</text:span></text:p></draw:line><draw:line draw:style-name="gr5" draw:text-style-name="P37" svg:x1="1.4039in" svg:y1="3.6701in" svg:x2="1.4039in" svg:y2="4.3583in"><text:p text:style-name="P34"><text:span text:style-name="T57">Yes</text:span></text:p></draw:line><draw:rect draw:style-name="gr6" draw:text-style-name="P33" svg:width="1.3307in" svg:height="0.6894in" svg:x="1.3803in" svg:y="5.9638in"><text:p text:style-name="P34"><text:span text:style-name="T52">Replace R by </text:span><text:span text:style-name="T53">R</text:span><text:span text:style-name="T56">one </text:span></text:p></draw:rect><draw:line draw:style-name="gr5" draw:text-style-name="P37" draw:id="id3" svg:x1="0.7563in" svg:y1="4.8169in" svg:x2="0.7563in" svg:y2="6.8815in"><text:p text:style-name="P34"><text:span text:style-name="T57">No</text:span></text:p></draw:line><draw:line draw:style-name="gr2" draw:text-style-name="P33" draw:id="id4" svg:x1="2.0461in" svg:y1="6.652in" svg:x2="2.0461in" svg:y2="6.8815in"><text:p/></draw:line><draw:line draw:style-name="gr2" draw:text-style-name="P33" svg:x1="1.3799in" svg:y1="6.8815in" svg:x2="1.3799in" svg:y2="7.111in"><text:p/></draw:line><draw:rect draw:style-name="gr6" draw:text-style-name="P35" svg:width="1.3315in" svg:height="0.6886in" svg:x="0.7146in" svg:y="7.1102in"><text:p text:style-name="P34"><text:span text:style-name="T52">Mark R as handled</text:span></text:p></draw:rect><draw:line draw:style-name="gr7" draw:text-style-name="P33" draw:id="id2" svg:x1="0.7146in" svg:y1="7.4547in" svg:x2="0.0492in" svg:y2="7.4547in"><text:p/></draw:line><draw:line draw:style-name="gr2" draw:text-style-name="P33" draw:id="id1" svg:x1="0.0492in" svg:y1="2.7528in" svg:x2="1.3803in" svg:y2="2.7528in"><text:p/></draw:line><draw:connector draw:style-name="gr7" draw:text-style-name="P33" svg:x1="0.0492in" svg:y1="2.7528in" svg:x2="0.0492in" svg:y2="7.4547in" draw:start-shape="id1" draw:start-glue-point="3" draw:end-shape="id2" draw:end-glue-point="3" svg:d="m125 6992v11943"><text:p/></draw:connector><draw:connector draw:style-name="gr7" draw:text-style-name="P33" svg:x1="0.7563in" svg:y1="6.8811in" svg:x2="2.0457in" svg:y2="6.8811in" draw:start-shape="id3" draw:start-glue-point="2" draw:end-shape="id4" draw:end-glue-point="2" svg:d="m1921 17478h3275"><text:p/></draw:connector></draw:g><draw:custom-shape draw:style-name="gr3" draw:text-style-name="P36" svg:width="1.9453in" svg:height="0.3594in" svg:x="2.2945in" svg:y="0.5984in"><text:p text:style-name="P34"><text:span text:style-name="T53">For each rooted rule R</text:span></text:p><text:p text:style-name="P34"><text:span text:style-name="T58">calculate AI(R) and [R]</text:span></text:p><draw:enhanced-geometry svg:viewBox="0 0 21600 21600" draw:mirror-horizontal="false" draw:mirror-vertical="false" draw:text-areas="2540 0 19060 21600" draw:type="flowchart-predefined-process" draw:enhanced-path="M 0 0 L 21600 0 21600 21600 0 21600 Z N M 2540 0 L 2540 21600 N M 19060 0 L 19060 21600 N"/></draw:custom-shape><draw:custom-shape draw:style-name="gr3" draw:text-style-name="P36" svg:width="1.9453in" svg:height="0.3598in" svg:x="2.2945in" svg:y="0in"><text:p text:style-name="P34"><text:span text:style-name="T53">Create set of rooted rules</text:span></text:p><draw:enhanced-geometry svg:viewBox="0 0 21600 21600" draw:mirror-horizontal="false" draw:mirror-vertical="false" draw:text-areas="2540 0 19060 21600" draw:type="flowchart-predefined-process" draw:enhanced-path="M 0 0 L 21600 0 21600 21600 0 21600 Z N M 2540 0 L 2540 21600 N M 19060 0 L 19060 21600 N"/></draw:custom-shape><draw:line draw:style-name="gr6" draw:text-style-name="P33" svg:x1="4.0421in" svg:y1="1.6055in" svg:x2="5.1512in" svg:y2="1.6055in"><text:p text:style-name="P34"><text:span text:style-name="T59">Quantitative</text:span></text:p></draw:line><draw:line draw:style-name="gr6" draw:text-style-name="P33" svg:x1="1.3799in" svg:y1="1.6055in" svg:x2="2.489in" svg:y2="1.6055in"><text:p text:style-name="P34"><text:span text:style-name="T59">Qualitative</text:span></text:p></draw:line><draw:line draw:style-name="gr8" draw:text-style-name="P37" svg:x1="3.8209in" svg:y1="3.4035in" svg:x2="4.4862in" svg:y2="3.4185in"><text:p text:style-name="P34"><text:span text:style-name="T57">No</text:span></text:p></draw:line><draw:custom-shape draw:style-name="gr3" draw:text-style-name="P36" svg:width="1.3551in" svg:height="0.4685in" svg:x="4.363in" svg:y="2.0646in"><text:p text:style-name="P34"><text:span text:style-name="T53">Group rules </text:span></text:p><text:p text:style-name="P34"><text:span text:style-name="T53">by AI(R)</text:span></text:p><draw:enhanced-geometry svg:viewBox="0 0 21600 21600" draw:mirror-horizontal="false" draw:mirror-vertical="false" draw:text-areas="2540 0 19060 21600" draw:type="flowchart-predefined-process" draw:enhanced-path="M 0 0 L 21600 0 21600 21600 0 21600 Z N M 2540 0 L 2540 21600 N M 19060 0 L 19060 21600 N"/></draw:custom-shape><draw:custom-shape draw:style-name="gr3" draw:text-style-name="P35" svg:width="1.2961in" svg:height="0.8378in" svg:x="0.7319in" svg:y="2.9819in"><text:p text:style-name="P34"><text:span text:style-name="T53">There is </text:span></text:p><text:p text:style-name="P34"><text:span text:style-name="T53">unhandled</text:span></text:p><text:p text:style-name="P34"><text:span text:style-name="T53">rule R</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 draw:text-style-name="P33" svg:x1="1.3972in" svg:y1="2.5232in" svg:x2="1.3972in" svg:y2="2.9819in"><text:p/></draw:line><draw:g draw:style-name="gr4"><draw:custom-shape draw:style-name="gr3" draw:text-style-name="P38" svg:width="1.3295in" svg:height="0.5398in" svg:x="4.3756in" svg:y="4.4366in"><text:p text:style-name="P34"><text:span text:style-name="T53">Create rule R</text:span><text:span text:style-name="T56">group</text:span></text:p><text:p text:style-name="P34"><text:span text:style-name="T54">for group <text:s/>G</text:span></text:p><draw:enhanced-geometry svg:viewBox="0 0 21600 21600" draw:mirror-horizontal="false" draw:mirror-vertical="false" draw:text-areas="2540 0 19060 21600" draw:type="flowchart-predefined-process" draw:enhanced-path="M 0 0 L 21600 0 21600 21600 0 21600 Z N M 2540 0 L 2540 21600 N M 19060 0 L 19060 21600 N"/></draw:custom-shape><draw:custom-shape draw:style-name="gr3" draw:text-style-name="P35" svg:width="1.298in" svg:height="0.8378in" svg:x="4.3921in" svg:y="2.9925in"><text:p text:style-name="P34"><text:span text:style-name="T53">There is </text:span></text:p><text:p text:style-name="P34"><text:span text:style-name="T53">unhandled</text:span></text:p><text:p text:style-name="P34"><text:span text:style-name="T53">group G</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5" draw:text-style-name="P37" svg:x1="5.0406in" svg:y1="3.8299in" svg:x2="5.0406in" svg:y2="4.4382in"><text:p text:style-name="P34"><text:span text:style-name="T57">Yes</text:span></text:p></draw:line><draw:line draw:style-name="gr2" draw:text-style-name="P33" svg:x1="5.0406in" svg:y1="2.5335in" svg:x2="5.0406in" svg:y2="2.9921in"><text:p/></draw:line><draw:rect draw:style-name="gr6" draw:text-style-name="P39" svg:width="0.8886in" svg:height="0.4579in" svg:x="2.9331in" svg:y="3.1819in"><text:p text:style-name="P34"><text:span text:style-name="T60">STOP</text:span></text:p></draw:rect></draw:g><draw:g draw:style-name="gr4" draw:id="id6"><draw:line draw:style-name="gr2" draw:text-style-name="P33" svg:x1="6.672in" svg:y1="2.7528in" svg:x2="5.152in" svg:y2="2.7528in"><text:p/></draw:line><draw:line draw:style-name="gr7" draw:text-style-name="P33" svg:x1="6.4827in" svg:y1="2.7528in" svg:x2="6.7043in" svg:y2="2.7528in"><text:p/></draw:line></draw:g><draw:line draw:style-name="gr2" draw:text-style-name="P33" svg:x1="5.0406in" svg:y1="5.0465in" svg:x2="5.0406in" svg:y2="5.5051in"><text:p/></draw:line><draw:custom-shape draw:style-name="gr3" draw:text-style-name="P33" svg:width="1.5539in" svg:height="1.3669in" svg:x="4.263in" svg:y="5.5146in"><text:p text:style-name="P34"><text:span text:style-name="T61">∪</text:span><text:span text:style-name="T53">[R</text:span><text:span text:style-name="T56">i</text:span><text:span text:style-name="T53">] = [R</text:span><text:span text:style-name="T56">group</text:span><text:span text:style-name="T53">]</text:span></text:p><text:p text:style-name="P34"><text:span text:style-name="T53">where R</text:span><text:span text:style-name="T56">i </text:span><text:span text:style-name="T53">from G</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5" draw:text-style-name="P37" svg:x1="5.8173in" svg:y1="6.1933in" svg:x2="5.8173in" svg:y2="8.0283in"><text:p text:style-name="P34"><text:span text:style-name="T57">No</text:span></text:p></draw:line><draw:g draw:style-name="gr4"><draw:line draw:style-name="gr5" draw:text-style-name="P37" svg:x1="4.2642in" svg:y1="6.1933in" svg:x2="4.2642in" svg:y2="7.111in"><text:p text:style-name="P34"><text:span text:style-name="T57">Yes</text:span></text:p></draw:line><draw:rect draw:style-name="gr6" draw:text-style-name="P35" svg:width="1.3315in" svg:height="0.6886in" svg:x="3.5984in" svg:y="7.1102in"><text:p text:style-name="P34"><text:span text:style-name="T52">Replace all </text:span><text:span text:style-name="T53">R</text:span><text:span text:style-name="T56">i </text:span></text:p><text:p text:style-name="P34"><text:span text:style-name="T52">by </text:span><text:span text:style-name="T53">R</text:span><text:span text:style-name="T56">group</text:span></text:p></draw:rect><draw:line draw:style-name="gr2" draw:text-style-name="P33" svg:x1="4.2642in" svg:y1="7.7988in" svg:x2="4.2642in" svg:y2="8.0283in"><text:p/></draw:line></draw:g><draw:line draw:style-name="gr7" draw:text-style-name="P33" svg:x1="4.2642in" svg:y1="8.0283in" svg:x2="5.8173in" svg:y2="8.0283in"><text:p/></draw:line><draw:line draw:style-name="gr2" draw:text-style-name="P33" svg:x1="5.0406in" svg:y1="8.0283in" svg:x2="5.0406in" svg:y2="8.2579in"><text:p/></draw:line><draw:rect draw:style-name="gr6" draw:text-style-name="P35" draw:id="id5" svg:width="1.3295in" svg:height="0.6886in" svg:x="4.3756in" svg:y="8.2575in"><text:p text:style-name="P34"><text:span text:style-name="T52">Mark G as handled</text:span></text:p></draw:rect><draw:connector draw:style-name="gr7" draw:text-style-name="P33" draw:id="id7" svg:x1="5.7047in" svg:y1="8.6016in" svg:x2="6.7055in" svg:y2="8.6035in" draw:start-shape="id5" draw:start-glue-point="1" svg:d="m14490 21848h1523v5h1019"><text:p/></draw:connector><draw:connector draw:style-name="gr7" draw:text-style-name="P33" svg:x1="6.7047in" svg:y1="2.7528in" svg:x2="6.7055in" svg:y2="8.6035in" draw:start-shape="id6" draw:start-glue-point="1" draw:end-shape="id7" draw:end-glue-point="3" svg:d="m17030 6992h503v14861h-501"><text:p/></draw:connector><draw:line draw:style-name="gr5" draw:text-style-name="P37" svg:x1="2.0461in" svg:y1="3.4008in" svg:x2="2.9335in" svg:y2="3.4008in"><text:p text:style-name="P34"><text:span text:style-name="T57">No</text:span></text:p></draw:line></draw:g><text:span text:style-name="T2"/></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text:span text:style-name="T1"/></text:p>
      <text:p text:style-name="Standard"><text:span text:style-name="T1"/></text:p>
      <text:p text:style-name="Standard"><text:soft-page-break/><text:span text:style-name="T1">9. </text:span><text:span text:style-name="T2">Pseudo code</text:span></text:p>
      <text:p text:style-name="P5"/>
      <text:p text:style-name="P1"><text:span text:style-name="T6">Algo RuleCompression</text:span><text:span text:style-name="T7"> </text:span></text:p>
      <text:p text:style-name="P10">Input: <text:span text:style-name="T30">A set of rules RS;</text:span></text:p>
      <text:p text:style-name="P10">Output<text:span text:style-name="T30">: Compressed set of rules;</text:span></text:p>
      <text:p text:style-name="P10"><text:span text:style-name="T30">{</text:span></text:p>
      <text:p text:style-name="P10"><text:span text:style-name="T30"><text:tab/></text:span>for each<text:span text:style-name="T30"> rule r from RS {</text:span></text:p>
      <text:p text:style-name="P10"><text:span text:style-name="T30"><text:tab/><text:tab/>find [r] and force method r.getReachables() to return it;</text:span></text:p>
      <text:p text:style-name="P10"><text:span text:style-name="T30"><text:tab/>}</text:span></text:p>
      <text:p text:style-name="P10"><text:span text:style-name="T30"><text:tab/>Set RR = set of rooted rules, built by RS;</text:span></text:p>
      <text:p text:style-name="P10"><text:span text:style-name="T30"><text:tab/></text:span>for each<text:span text:style-name="T30"> rule rr from RR {</text:span></text:p>
      <text:p text:style-name="P10"><text:span text:style-name="T30"><text:tab/><text:tab/>rr.initializeAI();</text:span></text:p>
      <text:p text:style-name="P10"><text:span text:style-name="T30"><text:tab/><text:tab/>rr.initializeReachables();<text:tab/></text:span></text:p>
      <text:p text:style-name="P10"><text:span text:style-name="T30"><text:tab/>}</text:span></text:p>
      <text:p text:style-name="P10"><text:span text:style-name="T30"><text:tab/></text:span>if<text:span text:style-name="T30"> (quantitative mode is on) {</text:span></text:p>
      <text:p text:style-name="P10"><text:span text:style-name="T30"><text:tab/><text:tab/>Map&lt;AI, RuleGroup&gt; G is a covering of RR by groups, according to rules' AIs;</text:span></text:p>
      <text:p text:style-name="P10"><text:span text:style-name="T30"><text:tab/><text:tab/></text:span>for each<text:span text:style-name="T30"> entry E from G {</text:span></text:p>
      <text:p text:style-name="P10"><text:span text:style-name="T30"><text:tab/><text:tab/><text:tab/>Rule R</text:span><text:span text:style-name="T36">group</text:span><text:span text:style-name="T40"> = E.getKey().buildSkeleton();</text:span></text:p>
      <text:p text:style-name="P10"><text:span text:style-name="T40"><text:tab/><text:tab/><text:tab/></text:span><text:span text:style-name="T38">if</text:span><text:span text:style-name="T40"> (R</text:span><text:span text:style-name="T36">group</text:span><text:span text:style-name="T40">.getReachables() == E.getValue().getUnionReachables()) {</text:span></text:p>
      <text:p text:style-name="P10"><text:span text:style-name="T40"><text:tab/><text:tab/><text:tab/><text:tab/>replace all rules from RG by R</text:span><text:span text:style-name="T36">group</text:span><text:span text:style-name="T40">;</text:span></text:p>
      <text:p text:style-name="P10"><text:span text:style-name="T40"><text:tab/><text:tab/><text:tab/>}</text:span></text:p>
      <text:p text:style-name="P10"><text:span text:style-name="T30"><text:tab/><text:tab/>}</text:span></text:p>
      <text:p text:style-name="P10"><text:span text:style-name="T30"><text:tab/>}</text:span></text:p>
      <text:p text:style-name="P10"><text:tab/>if<text:span text:style-name="T30"> (qualitative mode is on) {</text:span></text:p>
      <text:p text:style-name="P10"><text:span text:style-name="T30"><text:tab/><text:tab/></text:span>for each<text:span text:style-name="T30"> rule rr from RR {</text:span></text:p>
      <text:p text:style-name="P10"><text:span text:style-name="T30"><text:tab/><text:tab/><text:tab/>Rule R</text:span><text:span text:style-name="T36">one</text:span><text:span text:style-name="T40"> = rr.AI.buildSkeleton();</text:span></text:p>
      <text:p text:style-name="P10"><text:span text:style-name="T40"><text:tab/><text:tab/><text:tab/></text:span><text:span text:style-name="T38">if</text:span><text:span text:style-name="T40"> (R</text:span><text:span text:style-name="T36">one</text:span><text:span text:style-name="T40">.getReachables() == rr.Reachables) {</text:span></text:p>
      <text:p text:style-name="P10"><text:span text:style-name="T40"><text:tab/><text:tab/><text:tab/><text:tab/>replace rr by R</text:span><text:span text:style-name="T36">one</text:span><text:span text:style-name="T40">;</text:span></text:p>
      <text:p text:style-name="P10"><text:span text:style-name="T40"><text:tab/><text:tab/><text:tab/>}</text:span></text:p>
      <text:p text:style-name="P10"><text:span text:style-name="T30"><text:tab/><text:tab/>}</text:span></text:p>
      <text:p text:style-name="P10"><text:span text:style-name="T30"><text:tab/>}</text:span></text:p>
      <text:p text:style-name="Standard"><text:span text:style-name="T10">}</text:span></text:p>
      <text:p text:style-name="P2"><text:line-break/></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oft-page-break/><text:span text:style-name="T1">10. </text:span><text:span text:style-name="T2">Function definitions</text:span></text:p>
      <text:p text:style-name="P5"/>
      <text:p text:style-name="P5"><text:span text:style-name="T9">// AI</text:span></text:p>
      <text:p text:style-name="P11">ActionsInfo {</text:p>
      <text:p text:style-name="P11"><text:tab/>// this method takes all actions of this rule and forms </text:p>
      <text:p text:style-name="P11"><text:tab/>// another rule (“skeleton”) with them</text:p>
      <text:p text:style-name="P11"><text:tab/>Rule buildSkeleton();</text:p>
      <text:p text:style-name="P11">}</text:p>
      <text:p text:style-name="P11"/>
      <text:p text:style-name="P11">Rule {</text:p>
      <text:p text:style-name="P11"><text:tab/>// for rule r returns [r]</text:p>
      <text:p text:style-name="P11"><text:tab/>Set&lt;Reachable&gt; getReachables();</text:p>
      <text:p text:style-name="P11">}</text:p>
      <text:p text:style-name="P11"/>
      <text:p text:style-name="P11">RootedRule {</text:p>
      <text:p text:style-name="P11"><text:tab/>AI - ActionsInfo</text:p>
      <text:p text:style-name="P11"><text:tab/>Reachables – the set of reachables for this rule</text:p>
      <text:p text:style-name="P11"/>
      <text:p text:style-name="P11"><text:tab/>// this method calculates ActionsInfo for this rule</text:p>
      <text:p text:style-name="P11"><text:tab/>void initializeAI();</text:p>
      <text:p text:style-name="P11"><text:tab/>// this method computes a set of reachables for this rule</text:p>
      <text:p text:style-name="P10"><text:span text:style-name="T30"><text:tab/>// for each rooted version of r reachables set would be the same as [r]</text:span></text:p>
      <text:p text:style-name="P11"><text:tab/>void initializeReachables();</text:p>
      <text:p text:style-name="P11">}</text:p>
      <text:p text:style-name="P11"/>
      <text:p text:style-name="P11">RuleGroup {</text:p>
      <text:p text:style-name="P11"><text:tab/>// returns the union of [r] for any rule r fromt his group</text:p>
      <text:p text:style-name="P11"><text:tab/> Set&lt;Reachable&gt; <text:span text:style-name="T38">getUnionReachables();</text:span></text:p>
      <text:p text:style-name="P11">}</text:p>
      <text:p text:style-name="P11"/>
      <text:p text:style-name="P11">Reachable {</text:p>
      <text:p text:style-name="P11"><text:tab/>// a pair (subview, mapping)</text:p>
      <text:p text:style-name="P11">}</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1" svg:font-family="'Times New Roman'"/>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3_54309731" style:display-name="35430973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ugene Vlasov</meta:initial-creator>
    <meta:creation-date>2009-06-15T16:44:54.91</meta:creation-date>
    <dc:date>2009-06-16T19:11:47.64</dc:date>
    <dc:creator>Eugene Vlasov</dc:creator>
    <meta:editing-duration>PT05H17M15S</meta:editing-duration>
    <meta:editing-cycles>24</meta:editing-cycles>
    <meta:generator>OpenOffice.org/3.1$Win32 OpenOffice.org_project/310m11$Build-9399</meta:generator>
    <meta:document-statistic meta:table-count="0" meta:image-count="0" meta:object-count="0" meta:page-count="6" meta:paragraph-count="127" meta:word-count="1250" meta:character-count="6745"/>
  </office:meta>
</office:document-meta>
</file>